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9cf9f6" officeooo:paragraph-rsid="00e308ae" fo:background-color="transparent"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a10d89" officeooo:paragraph-rsid="00dd05d0"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e97b35" officeooo:paragraph-rsid="00e97b35"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3b3a05" style:font-name-asian="Nimbus Mono L" style:font-size-asian="12pt" style:font-style-asian="normal" style:font-weight-asian="bold" style:font-name-complex="Liberation Mono" style:font-size-complex="12pt" style:font-style-complex="normal" style:font-weight-complex="bold"/>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officeooo:paragraph-rsid="00b05fed"/>
    </style:style>
    <style:style style:name="P9" style:family="paragraph" style:parent-style-name="Preformatted_20_Text">
      <style:text-properties officeooo:paragraph-rsid="00e308ae"/>
    </style:style>
    <style:style style:name="P10" style:family="paragraph" style:parent-style-name="Preformatted_20_Text">
      <style:text-properties officeooo:paragraph-rsid="006ab9d7"/>
    </style:style>
    <style:style style:name="P11" style:family="paragraph" style:parent-style-name="Preformatted_20_Text">
      <style:text-properties officeooo:paragraph-rsid="00f060c8"/>
    </style:style>
    <style:style style:name="P12"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3"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d87900"/>
    </style:style>
    <style:style style:name="P14" style:family="paragraph" style:parent-style-name="Preformatted_20_Text">
      <style:text-properties style:font-name="Liberation Sans" fo:font-size="12pt" fo:font-style="normal" style:text-underline-style="none" officeooo:rsid="00e97b35" officeooo:paragraph-rsid="00f060c8"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style:font-name="Liberation Sans" fo:font-size="12pt" fo:font-style="normal" style:text-underline-style="none" officeooo:rsid="00d5f0a8" officeooo:paragraph-rsid="006ab9d7" fo:background-color="transparent"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7" style:family="paragraph" style:parent-style-name="Preformatted_20_Text">
      <style:text-properties officeooo:paragraph-rsid="00f4316b"/>
    </style:style>
    <style:style style:name="P18" style:family="paragraph" style:parent-style-name="Preformatted_20_Text">
      <style:text-properties officeooo:paragraph-rsid="00f060c8"/>
    </style:style>
    <style:style style:name="P19" style:family="paragraph" style:parent-style-name="Preformatted_20_Text" style:master-page-name="">
      <loext:graphic-properties draw:fill="none"/>
      <style:paragraph-properties fo:margin-left="0cm" fo:margin-right="0cm" fo:margin-top="0cm" fo:margin-bottom="0cm" loext:contextual-spacing="false" fo:text-indent="0cm" style:auto-text-indent="false" style:page-number="auto" fo:background-color="transparent"/>
      <style:text-properties fo:font-variant="normal" fo:text-transform="none" fo:color="#000000" style:font-name="system-ui" fo:font-size="11pt" fo:letter-spacing="normal" fo:font-style="italic" style:text-underline-style="none" fo:font-weight="normal" officeooo:rsid="00083d4b" officeooo:paragraph-rsid="00dd05d0" style:font-name-asian="Nimbus Mono L" style:font-size-asian="11pt" style:font-style-asian="italic" style:font-weight-asian="bold" style:font-name-complex="Liberation Mono" style:font-size-complex="11pt" style:font-style-complex="italic" style:font-weight-complex="bold"/>
    </style:style>
    <style:style style:name="P20"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000000" style:font-name="system-ui" fo:font-size="11pt" fo:letter-spacing="normal" fo:font-style="italic" style:text-underline-style="none" fo:font-weight="normal" officeooo:rsid="00083d4b" officeooo:paragraph-rsid="00dd05d0" style:font-name-asian="Nimbus Mono L" style:font-size-asian="11pt" style:font-style-asian="italic" style:font-weight-asian="bold" style:font-name-complex="Liberation Mono" style:font-size-complex="11pt" style:font-style-complex="italic" style:font-weight-complex="bold"/>
    </style:style>
    <style:style style:name="P21"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000000" style:font-name="system-ui" fo:font-size="11pt" fo:letter-spacing="normal" fo:font-style="italic" style:text-underline-style="none" fo:font-weight="normal" officeooo:rsid="00083d4b" officeooo:paragraph-rsid="00815903" style:font-name-asian="Nimbus Mono L" style:font-size-asian="11pt" style:font-style-asian="italic" style:font-weight-asian="bold" style:font-name-complex="Liberation Mono" style:font-size-complex="11pt" style:font-style-complex="italic" style:font-weight-complex="bold"/>
    </style:style>
    <style:style style:name="P22"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officeooo:paragraph-rsid="00815903"/>
    </style:style>
    <style:style style:name="T1"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d28cbd"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da7105"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dce1ef"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dfa30e"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e37944"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e77bc0"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e7d1fe"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e97b35"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e9fb73"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ef1276"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ef41a9"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f060c8"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f34171"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f4316b"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f50d29"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23"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24"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25" style:family="text">
      <style:text-properties style:font-name="Liberation Sans" fo:font-size="12pt" fo:font-style="normal" style:text-underline-style="none" officeooo:rsid="00e307b6" fo:background-color="transparent" loext:char-shading-value="0" style:font-size-asian="12pt" style:font-style-asian="normal" style:font-size-complex="12pt" style:font-style-complex="normal"/>
    </style:style>
    <style:style style:name="T26" style:family="text">
      <style:text-properties style:font-name="Liberation Sans" fo:font-size="12pt" fo:font-style="normal" style:text-underline-style="none" officeooo:rsid="00f51e3e" fo:background-color="transparent" loext:char-shading-value="0" style:font-size-asian="12pt" style:font-style-asian="normal" style:font-size-complex="12pt" style:font-style-complex="normal"/>
    </style:style>
    <style:style style:name="T27"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d6fea0"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dfa30e"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e307b6"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e308ae"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e9fb73" fo:background-color="transparent" loext:char-shading-value="0"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ea1617" fo:background-color="transparent" loext:char-shading-value="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ed1bb2" fo:background-color="transparent" loext:char-shading-value="0"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ef41a9" fo:background-color="transparent" loext:char-shading-value="0"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f060c8" fo:background-color="transparent" loext:char-shading-value="0"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f50d29" fo:background-color="transparent" loext:char-shading-value="0"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f51e3e" fo:background-color="transparent" loext:char-shading-value="0"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officeooo:rsid="00f4316b" style:font-size-asian="12pt" style:font-style-asian="normal" style:font-size-complex="12pt" style:font-style-complex="normal"/>
    </style:style>
    <style:style style:name="T46" style:family="text">
      <style:text-properties style:font-name="Liberation Sans" fo:font-size="16pt" fo:font-weight="bold" officeooo:rsid="001b99ac" style:font-size-asian="16pt" style:font-weight-asian="bold" style:font-size-complex="16pt" style:font-weight-complex="bold"/>
    </style:style>
    <style:style style:name="T47" style:family="text">
      <style:text-properties style:font-name="Liberation Sans" fo:font-size="16pt" fo:font-weight="bold" officeooo:rsid="000dd66a" style:font-size-asian="16pt" style:font-weight-asian="bold" style:font-size-complex="16pt" style:font-weight-complex="bold"/>
    </style:style>
    <style:style style:name="T48" style:family="text">
      <style:text-properties style:font-name="Liberation Sans" fo:font-size="16pt" fo:font-weight="bold" officeooo:rsid="00a7a091" style:font-size-asian="16pt" style:font-weight-asian="bold" style:font-size-complex="16pt" style:font-weight-complex="bold"/>
    </style:style>
    <style:style style:name="T49"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0" style:family="text">
      <style:text-properties style:font-name="Liberation Sans" fo:font-size="16pt" fo:font-weight="bold" officeooo:rsid="00e4b30f" style:font-name-asian="Nimbus Mono L" style:font-size-asian="16pt" style:font-weight-asian="bold" style:font-name-complex="Liberation Mono" style:font-size-complex="16pt" style:font-weight-complex="bold"/>
    </style:style>
    <style:style style:name="T51" style:family="text">
      <style:text-properties style:font-name="Liberation Sans" fo:font-size="16pt" fo:font-weight="bold" officeooo:rsid="00ee8551" style:font-name-asian="Nimbus Mono L" style:font-size-asian="16pt" style:font-weight-asian="bold" style:font-name-complex="Liberation Mono" style:font-size-complex="16pt" style:font-weight-complex="bold"/>
    </style:style>
    <style:style style:name="T52" style:family="text">
      <style:text-properties style:font-name="Liberation Sans" fo:font-size="16pt" fo:font-weight="bold" officeooo:rsid="00f26854" style:font-name-asian="Nimbus Mono L" style:font-size-asian="16pt" style:font-weight-asian="bold" style:font-name-complex="Liberation Mono" style:font-size-complex="16pt" style:font-weight-complex="bold"/>
    </style:style>
    <style:style style:name="T53" style:family="text">
      <style:text-properties fo:font-variant="normal" fo:text-transform="none" fo:color="#202020" style:font-name="apple-system" fo:font-size="10.5pt" fo:letter-spacing="normal" fo:font-style="normal" style:text-underline-style="none" fo:font-weight="bold" officeooo:rsid="00d87900" style:font-name-asian="Nimbus Mono L" style:font-size-asian="12pt" style:font-style-asian="italic" style:font-weight-asian="bold" style:font-name-complex="Liberation Mono" style:font-size-complex="12pt" style:font-style-complex="italic" style:font-weight-complex="bold"/>
    </style:style>
    <style:style style:name="T54" style:family="text">
      <style:text-properties fo:font-variant="normal" fo:text-transform="none" fo:color="#202020" style:font-name="apple-system" fo:font-size="10.5pt" fo:letter-spacing="normal" fo:font-style="normal" style:text-underline-style="none" fo:font-weight="bold" officeooo:rsid="00ef1276" style:font-name-asian="Nimbus Mono L" style:font-size-asian="12pt" style:font-style-asian="italic" style:font-weight-asian="bold" style:font-name-complex="Liberation Mono" style:font-size-complex="12pt" style:font-style-complex="italic" style:font-weight-complex="bold"/>
    </style:style>
    <style:style style:name="T55" style:family="text">
      <style:text-properties fo:font-variant="normal" fo:text-transform="none" fo:color="#202020" style:font-name="apple-system" fo:font-size="10.5pt" fo:letter-spacing="normal" fo:font-style="normal" style:text-underline-style="none" fo:font-weight="bold" officeooo:rsid="00f34171" style:font-name-asian="Nimbus Mono L" style:font-size-asian="12pt" style:font-style-asian="italic" style:font-weight-asian="bold" style:font-name-complex="Liberation Mono" style:font-size-complex="12pt" style:font-style-complex="italic" style:font-weight-complex="bold"/>
    </style:style>
    <style:style style:name="T56" style:family="text">
      <style:text-properties fo:font-variant="normal" fo:text-transform="none" fo:color="#000000" style:font-name="system-ui" fo:font-size="11pt" fo:letter-spacing="normal" fo:font-style="italic" style:text-underline-style="none" fo:font-weight="normal" officeooo:rsid="00f34171" style:font-name-asian="Nimbus Mono L" style:font-size-asian="11pt" style:font-style-asian="italic" style:font-weight-asian="bold" style:font-name-complex="Liberation Mono" style:font-size-complex="11pt" style:font-style-complex="italic" style:font-weight-complex="bold"/>
    </style:style>
    <style:style style:name="T57" style:family="text">
      <style:text-properties fo:font-variant="normal" fo:text-transform="none" fo:color="#000000" style:font-name="system-ui" fo:font-size="11pt" fo:letter-spacing="normal" fo:font-style="italic" style:text-underline-style="none" fo:font-weight="normal" officeooo:rsid="00083d4b" style:font-name-asian="Nimbus Mono L" style:font-size-asian="11pt" style:font-style-asian="italic" style:font-weight-asian="bold" style:font-name-complex="Liberation Mono" style:font-size-complex="11pt" style:font-style-complex="italic" style:font-weight-complex="bold"/>
    </style:style>
    <style:style style:name="T58" style:family="text">
      <style:text-properties officeooo:rsid="000dd66a"/>
    </style:style>
    <style:style style:name="T59" style:family="text">
      <style:text-properties officeooo:rsid="00697aa2"/>
    </style:style>
    <style:style style:name="T60" style:family="text">
      <style:text-properties officeooo:rsid="00f51e3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ayers for our World and the Church</text:p>
      <text:p text:style-name="P7"><text:span text:style-name="T52">10th</text:span><text:span text:style-name="T49"> </text:span><text:span text:style-name="T50">Ju</text:span><text:span text:style-name="T51">ly</text:span><text:span text:style-name="T46"> 20</text:span><text:span text:style-name="T47">2</text:span><text:span text:style-name="T48">2</text:span></text:p>
      <text:p text:style-name="P13"><text:span text:style-name="T55">Psalm</text:span><text:span text:style-name="T53"> </text:span><text:span text:style-name="T55">103</text:span><text:span text:style-name="T53">:</text:span><text:span text:style-name="T54">1-</text:span><text:span text:style-name="T55">3</text:span></text:p>
      <text:p text:style-name="P21">Bless the Lord, O my soul, and all that is within me, bless his holy name!</text:p>
      <text:p text:style-name="P21">Bless the Lord, O my soul, and forget not all his benefits,</text:p>
      <text:p text:style-name="P22"><text:span text:style-name="T56">W</text:span><text:span text:style-name="T57">ho forgives all your iniquity, who heals all your diseases</text:span></text:p>
      <text:p text:style-name="P21"/>
      <text:p text:style-name="P19"><text:span text:style-name="T45">Let us pause for a moment to remember some of God’s blessing to us over this past week.</text:span></text:p>
      <text:p text:style-name="P20"><text:span text:style-name="T45"/></text:p>
      <text:p text:style-name="P5">Thanks to God</text:p>
      <text:p text:style-name="P17"><text:span text:style-name="T16">O Lord our God</text:span><text:span text:style-name="T1">, </text:span><text:span text:style-name="T3">w</text:span><text:span text:style-name="T2">e </text:span><text:span text:style-name="T9">give </text:span><text:span text:style-name="T4">You </text:span><text:span text:style-name="T6">thanks </text:span><text:span text:style-name="T9">and praise </text:span><text:span text:style-name="T4">today, </text:span><text:span text:style-name="T20">remembering the many benefitrs You have blessed us with</text:span><text:span text:style-name="T9">. </text:span><text:span text:style-name="T16">We praise You for </text:span><text:span text:style-name="T12">the </text:span><text:span text:style-name="T20">forgiveness of our sin, made possible only because the </text:span><text:span text:style-name="T12">Lord Jesus Christ gave Himself for us, so that we might have new life and a new eternal inheritance</text:span><text:span text:style-name="T2">. </text:span><text:span text:style-name="T15">We thank You for the </text:span><text:span text:style-name="T16">work of the Holy Spirit Who </text:span><text:span text:style-name="T20">has taken up residence within, so that we may be progressively sanctified, made ready to live in eternity in Your Presence</text:span><text:span text:style-name="T15">.</text:span></text:p>
      <text:p text:style-name="P17"><text:span text:style-name="T15"/></text:p>
      <text:p text:style-name="P17"><text:span text:style-name="T15">We thank You </text:span><text:span text:style-name="T20">for the blessings of health which we enjoy because You have made our bodies to repair themselves daily. We thank You for the blessings of emergency services, hospitals, specialists, doctors and nurses, for their training and experience, and for their dedicated service to those of us in need.</text:span></text:p>
      <text:p text:style-name="P3"/>
      <text:p text:style-name="P6">The Wide World...<text:span text:style-name="T58"> a</text:span>nd <text:span text:style-name="T59">in </text:span>the wider Church</text:p>
      <text:p text:style-name="P11"><text:span text:style-name="T5">I</text:span><text:span text:style-name="T7">n the wider world </text:span><text:span text:style-name="T8">w</text:span><text:span text:style-name="T5">e </text:span><text:span text:style-name="T7">continue to </text:span><text:span text:style-name="T5">pray </text:span><text:span text:style-name="T11">about</text:span><text:span text:style-name="T5"> the </text:span><text:span text:style-name="T10">war and </text:span><text:span text:style-name="T5">refugee situation in the Ukraine</text:span><text:span text:style-name="T13">. </text:span><text:span text:style-name="T10">W</text:span><text:span text:style-name="T14">e also give thanks for the </text:span><text:span text:style-name="T21">work of churches in bordering countries, where so many are working to care for the refugees pouring across the borders. We remember Lazlo &amp; Eva Mihalyi, and pray that the missionary support funds raised will reach them quickly and enable them to work more effectively than ever</text:span><text:span text:style-name="T14">.</text:span></text:p>
      <text:p text:style-name="P14"/>
      <text:p text:style-name="P11"><text:span text:style-name="T14">W</text:span><text:span text:style-name="T18">e pray for </text:span><text:span text:style-name="T21">the </text:span><text:span text:style-name="T17">M</text:span><text:span text:style-name="T19">athys family returning to PNG via Brisbane </text:span><text:span text:style-name="T21">next</text:span><text:span text:style-name="T19"> week. </text:span><text:span text:style-name="T21">We p</text:span><text:span text:style-name="T19">ray for </text:span><text:span text:style-name="T21">their preparations and </text:span><text:span text:style-name="T19">packing </text:span><text:span text:style-name="T21">to be thorough, and for them to </text:span><text:span text:style-name="T19">re-acclimatis</text:span><text:span text:style-name="T21">e</text:span><text:span text:style-name="T19"> to tropical weather </text:span><text:span text:style-name="T21">and their various responsibilities in Ukarumpa</text:span><text:span text:style-name="T19">.</text:span></text:p>
      <text:p text:style-name="P4"/>
      <text:p text:style-name="P16">Ashburton</text:p>
      <text:p text:style-name="P10"><text:span text:style-name="T40">W</text:span><text:span text:style-name="T33">e </text:span><text:span text:style-name="T43">again</text:span><text:span text:style-name="T38"> </text:span><text:span text:style-name="T33">pray for the elders, the Board </text:span><text:span text:style-name="T35">and the leadership team working on our Revitalization program, </text:span><text:span text:style-name="T33">as they seek to implement the vision to see more people in our community </text:span><text:span text:style-name="T39">won into the Kingdom and</text:span><text:span text:style-name="T33"> serving Him in restored wholeness. </text:span><text:span text:style-name="T43">We pray also for Rod Morris as he consults with us, bringing his outside perspective on our work here.</text:span></text:p>
      <text:p text:style-name="P15"/>
      <text:p text:style-name="P11"><text:span text:style-name="T33">W</text:span><text:span text:style-name="T42">e pray also for the Church Camp coming up </text:span><text:span text:style-name="T43">in just a few weeks</text:span><text:span text:style-name="T42">. May it be a time of rich blessing </text:span><text:span text:style-name="T43">as we learn more from Your Word and draw closer together, so that the work of the gospel may advance more effectively her</text:span><text:span text:style-name="T42">. We pray for Peter Sorenson as he prepares to lead the teaching program.</text:span></text:p>
      <text:p text:style-name="P1"/>
      <text:p text:style-name="P9"><text:span text:style-name="T27">W</text:span><text:span text:style-name="T29">e </text:span><text:span text:style-name="T30">thank</text:span><text:span text:style-name="T29"> You </text:span><text:span text:style-name="T43">again for the blessings of high-level health care we enjoy in this country,</text:span><text:span text:style-name="T30"> </text:span><text:span text:style-name="T42">as we continue to pray </text:span><text:span text:style-name="T43">in particular </text:span><text:span text:style-name="T42">for</text:span><text:span text:style-name="T30"> </text:span><text:span text:style-name="T32">Shiun</text:span><text:span text:style-name="T34"> </text:span><text:span text:style-name="T30">and</text:span><text:span text:style-name="T40"> </text:span><text:span text:style-name="T32">for </text:span><text:span text:style-name="T30">Diane </text:span><text:span text:style-name="T39">as she continues to </text:span><text:span text:style-name="T33">deal with </text:span><text:span text:style-name="T37">persistent hea</text:span><text:span text:style-name="T41">l</text:span><text:span text:style-name="T37">t</text:span><text:span text:style-name="T41">h</text:span><text:span text:style-name="T37"> problems. Guide her doctors as they </text:span><text:span text:style-name="T41">prepare her for an operation </text:span><text:span text:style-name="T42">in </text:span><text:span text:style-name="T41">th</text:span><text:span text:style-name="T42">e</text:span><text:span text:style-name="T41"> coming week</text:span><text:span text:style-name="T42">s</text:span><text:span text:style-name="T37">.</text:span></text:p>
      <text:p text:style-name="P2"/>
      <text:p text:style-name="P8"><text:span text:style-name="T29">And now w</text:span><text:span text:style-name="T22">e pray for </text:span><text:span text:style-name="T32">Barry</text:span><text:span text:style-name="T22"> as he preach</text:span><text:span text:style-name="T31">es </text:span><text:span text:style-name="T28">today.</text:span><text:span text:style-name="T31"> </text:span><text:span text:style-name="T44">Help us to take Your Word deep into our hearts and make it a part of our lives every day. May what we learn today have both a spiritual and a practical impact upon those with whom You lead us to in the coming week.</text:span><text:span text:style-name="T28"> </text:span><text:span text:style-name="T36">And so we pray </text:span><text:span text:style-name="T27">in </text:span><text:span text:style-name="T36">th</text:span><text:span text:style-name="T27">e Name </text:span><text:span text:style-name="T36">of Jesus the King of Kings</text:span><text:span text:style-name="T23">, </text:span><text:span text:style-name="T44">for Whose Kingdom we work as You enable us</text:span><text:span text:style-name="T25">,</text:span><text:span text:style-name="T24">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7-09T20:36:19.106894279</dc:date>
    <meta:editing-duration>PT8H42M51S</meta:editing-duration>
    <meta:editing-cycles>103</meta:editing-cycles>
    <meta:generator>LibreOffice/6.4.7.2$Linux_X86_64 LibreOffice_project/40$Build-2</meta:generator>
    <meta:print-date>2021-01-30T16:02:32.952449610</meta:print-date>
    <meta:document-statistic meta:table-count="0" meta:image-count="0" meta:object-count="0" meta:page-count="1" meta:paragraph-count="18" meta:word-count="570" meta:character-count="3075" meta:non-whitespace-character-count="2523"/>
  </office:meta>
</office:document-meta>
</file>